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8.66mm" svg:y="5.78mm">
            <loext:p draw:notify-on-update-of-ranges="Sheet1.A1:Sheet1.A1 Sheet1.A2:Sheet1.A21 Sheet1.B1:Sheet1.B1 Sheet1.B2:Sheet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_tak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2103" calcext:value-type="float">
            <text:p>1.72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8807" calcext:value-type="float">
            <text:p>0.878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8807" calcext:value-type="float">
            <text:p>0.878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89564" calcext:value-type="float">
            <text:p>0.5895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8187" calcext:value-type="float">
            <text:p>0.588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8609" calcext:value-type="float">
            <text:p>0.5986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7443" calcext:value-type="float">
            <text:p>0.5974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2415" calcext:value-type="float">
            <text:p>0.5824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607" calcext:value-type="float">
            <text:p>0.586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84177" calcext:value-type="float">
            <text:p>0.5841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82229" calcext:value-type="float">
            <text:p>0.5822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84046" calcext:value-type="float">
            <text:p>0.5840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91134" calcext:value-type="float">
            <text:p>0.5911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17787" calcext:value-type="float">
            <text:p>0.6177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95761" calcext:value-type="float">
            <text:p>0.5957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99165" calcext:value-type="float">
            <text:p>0.5991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2757" calcext:value-type="float">
            <text:p>0.5927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84749" calcext:value-type="float">
            <text:p>0.5847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86939" calcext:value-type="float">
            <text:p>0.5869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83666" calcext:value-type="float">
            <text:p>0.583666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21])" office:value-type="float" office:value="0.582229" calcext:value-type="float">
            <text:p>0.582229</text:p>
          </table:table-cell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1.72103" calcext:value-type="float">
            <text:p>1.72103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2" office:value-type="string" calcext:value-type="string">
            <text:p>parallel fraction</text:p>
          </table:table-cell>
          <table:table-cell table:formula="of:=(1-([.B25]/[.B26]))/(1-(1/[.B24]))" office:value-type="float" office:value="0.688165249879433" calcext:value-type="float">
            <text:p>0.68816524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2:56:37.046494888</meta:creation-date>
    <dc:date>2018-10-16T23:21:14.155061507</dc:date>
    <meta:editing-duration>PT24M37S</meta:editing-duration>
    <meta:editing-cycles>2</meta:editing-cycles>
    <meta:generator>LibreOffice/5.1.6.2$Linux_X86_64 LibreOffice_project/1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4.201cm" style:legend-expansion="high" chart:style-name="ch2"/>
        <chart:plot-area chart:style-name="ch3" table:cell-range-address="Sheet1.A1:Sheet1.B21" chart:data-source-has-labels="both" svg:x="0.182cm" svg:y="0.232cm" svg:width="12.242cm" svg:height="8.639cm">
          <chartooo:coordinate-region svg:x="0.909cm" svg:y="0.431cm" svg:width="11.329cm" svg:height="7.793cm"/>
          <chart:axis chart:dimension="x" chart:name="primary-x" chart:style-name="ch4" chartooo:axis-type="auto">
            <chartooo:date-scale/>
            <chart:categories table:cell-range-address="Sheet1.A2:Sheet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_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1.72103">
                <text:p>1.72103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78807">
                <text:p>0.8788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8807">
                <text:p>0.8788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89564">
                <text:p>0.5895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8187">
                <text:p>0.5881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98609">
                <text:p>0.5986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7443">
                <text:p>0.5974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82415">
                <text:p>0.5824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8607">
                <text:p>0.586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84177">
                <text:p>0.58417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82229">
                <text:p>0.5822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84046">
                <text:p>0.58404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91134">
                <text:p>0.5911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17787">
                <text:p>0.61778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95761">
                <text:p>0.5957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99165">
                <text:p>0.5991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92757">
                <text:p>0.59275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84749">
                <text:p>0.58474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86939">
                <text:p>0.58693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83666">
                <text:p>0.583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